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C[6]とにかく放尿したい一心で出口に向けて引き
返したものの、四方から駆けつけた死神たちの
追撃により、進退きわまる状況に陥ってしまった
彼女。</text:p>
          </table:table-cell>
          <table:table-cell table:style-name="ce0"/>
          <table:table-cell table:style-name="ce0" office:value-type="string">
            <text:p>System</text:p>
          </table:table-cell>
          <table:table-cell table:style-name="ce0" office:value-type="string">
            <text:p>\C[6]She had turned back towards the exit
with the sole intention of urinating,
but the pursuit of the Shinigami from all
directions had put her in a dire situation.</text:p>
          </table:table-cell>
          <table:table-cell table:number-columns-repeated="1020"/>
        </table:table-row>
        <table:table-row>
          <table:table-cell table:style-name="ce0" office:value-type="string">
            <text:p>・・・・・・・・・・・・・・・・・・・・・・・・・・・・・・・うぅ・・・・・</text:p>
          </table:table-cell>
          <table:table-cell table:style-name="ce0"/>
          <table:table-cell table:style-name="ce0" office:value-type="string">
            <text:p>Shinigami</text:p>
          </table:table-cell>
          <table:table-cell table:style-name="ce0" office:value-type="string">
            <text:p>.........................................Uuu.....</text:p>
          </table:table-cell>
          <table:table-cell table:number-columns-repeated="1020"/>
        </table:table-row>
        <table:table-row>
          <table:table-cell table:style-name="ce0" office:value-type="string">
            <text:p>\C[6]竜毒摂取から30分。　いまや彼女の4つの体は
膀胱からの強烈な尿意に身をよじるほどに
追い込まれていた。</text:p>
          </table:table-cell>
          <table:table-cell table:style-name="ce0"/>
          <table:table-cell table:style-name="ce0" office:value-type="string">
            <text:p>System</text:p>
          </table:table-cell>
          <table:table-cell table:style-name="ce0" office:value-type="string">
            <text:p>\C[6]Thirty minutes since ingesting the Dragonsbane.
Her four bodies were now writhing in the
discomfort of their intense urge to
empty their bladders.</text:p>
          </table:table-cell>
          <table:table-cell table:number-columns-repeated="1020"/>
        </table:table-row>
        <table:table-row>
          <table:table-cell table:style-name="ce0" office:value-type="string">
            <text:p>・・・・・・・・・おしっこ・・・・・・・・・・・・・・・・・・・・・・
・・・・・・・・・・・・・・・・・・・・・・・・・おしっこ・・・・・・</text:p>
          </table:table-cell>
          <table:table-cell table:style-name="ce0"/>
          <table:table-cell table:style-name="ce0" office:value-type="string">
            <text:p>Shinigami</text:p>
          </table:table-cell>
          <table:table-cell table:style-name="ce0" office:value-type="string">
            <text:p>.........Pee..................................
.................................Pee..........</text:p>
          </table:table-cell>
          <table:table-cell table:number-columns-repeated="1020"/>
        </table:table-row>
        <table:table-row>
          <table:table-cell table:style-name="ce0" office:value-type="string">
            <text:p>\C[6]下腹部にずっしりと掛かる重圧に、ふとももを
すり寄せるようにして尿意を我慢する少女。</text:p>
          </table:table-cell>
          <table:table-cell table:style-name="ce0"/>
          <table:table-cell table:style-name="ce0" office:value-type="string">
            <text:p>System</text:p>
          </table:table-cell>
          <table:table-cell table:style-name="ce0" office:value-type="string">
            <text:p>\C[6]The desperate girl was pushing back on
the pressure on her lower abdomen by
rubbing her thighs together.</text:p>
          </table:table-cell>
          <table:table-cell table:number-columns-repeated="1020"/>
        </table:table-row>
        <table:table-row>
          <table:table-cell table:style-name="ce0" office:value-type="string">
            <text:p>\C[6]押しては返す黄色い波にじんわりと全身を
汗ばませ、眉を寄せて紅潮させるその表情は、
おそらく今まで一度も見せたことがなかったに
違いなかった。</text:p>
          </table:table-cell>
          <table:table-cell table:style-name="ce0"/>
          <table:table-cell table:style-name="ce0"/>
          <table:table-cell table:style-name="ce0" office:value-type="string">
            <text:p>\C[6]The yellow waves ebbed and flowed, making
her entire body sweat, while her brow
furrowed and flushed, an expression she
had likely never shown before.</text:p>
          </table:table-cell>
          <table:table-cell table:number-columns-repeated="1020"/>
        </table:table-row>
        <table:table-row>
          <table:table-cell table:style-name="ce0" office:value-type="string">
            <text:p>・・・・ううぅ・・・・・・・・・・・・・・・・・おしっこ・・・・・・
・・・・・・・・・・・・・したい・・・・・・・・・・・・・・・・・・・</text:p>
          </table:table-cell>
          <table:table-cell table:style-name="ce0"/>
          <table:table-cell table:style-name="ce0" office:value-type="string">
            <text:p>Shinigami</text:p>
          </table:table-cell>
          <table:table-cell table:style-name="ce0" office:value-type="string">
            <text:p>......Oooooh.................... wanna.......
................. pee........................</text:p>
          </table:table-cell>
          <table:table-cell table:number-columns-repeated="1020"/>
        </table:table-row>
        <table:table-row>
          <table:table-cell table:style-name="ce0" office:value-type="string">
            <text:p>・・・・・・・・・・・・けど・・・・・・・・・・・・・・・・・・・・・・・
・・今は・・・・・・・・・・・・・・・・・・・・できない・・・・・</text:p>
          </table:table-cell>
          <table:table-cell table:style-name="ce0"/>
          <table:table-cell table:style-name="ce0"/>
          <table:table-cell table:style-name="ce0" office:value-type="string">
            <text:p>..............But I............................
...can't......................right now.......</text:p>
          </table:table-cell>
          <table:table-cell table:number-columns-repeated="1020"/>
        </table:table-row>
        <table:table-row>
          <table:table-cell table:style-name="ce0" office:value-type="string">
            <text:p>\C[6]しかし、彼女が感じる暴力的な尿意には、
彼女の代名詞である4つの肉体が大きく影響
していた。</text:p>
          </table:table-cell>
          <table:table-cell table:style-name="ce0"/>
          <table:table-cell table:style-name="ce0" office:value-type="string">
            <text:p>System</text:p>
          </table:table-cell>
          <table:table-cell table:style-name="ce0" office:value-type="string">
            <text:p>\C[6]But the intense desperation she felt
was caused largely in part by the very four
bodies that made her so infamous.</text:p>
          </table:table-cell>
          <table:table-cell table:number-columns-repeated="1020"/>
        </table:table-row>
        <table:table-row>
          <table:table-cell table:style-name="ce0" office:value-type="string">
            <text:p>\C[6]死神は、複数の肉体を1つの精神で支配する
生物である。</text:p>
          </table:table-cell>
          <table:table-cell table:style-name="ce0"/>
          <table:table-cell table:style-name="ce0"/>
          <table:table-cell table:style-name="ce0" office:value-type="string">
            <text:p>\C[6]Shinigami control multiple bodies with
one mind.</text:p>
          </table:table-cell>
          <table:table-cell table:number-columns-repeated="1020"/>
        </table:table-row>
        <table:table-row>
          <table:table-cell table:style-name="ce0" office:value-type="string">
            <text:p>\C[6]よってそれぞれの肉体が持つ五感はすべて
共有され、1つの精神に集約される。</text:p>
          </table:table-cell>
          <table:table-cell table:style-name="ce0"/>
          <table:table-cell table:style-name="ce0"/>
          <table:table-cell table:style-name="ce0" office:value-type="string">
            <text:p>\C[6]Therefore, all five senses in the body
are shared and consolidated by that
one single mind.</text:p>
          </table:table-cell>
          <table:table-cell table:number-columns-repeated="1020"/>
        </table:table-row>
        <table:table-row>
          <table:table-cell table:style-name="ce0" office:value-type="string">
            <text:p>\C[6]もうお気付きであろう。　彼女が感じている
尿意は常人の感じるそれの4倍なのである。</text:p>
          </table:table-cell>
          <table:table-cell table:style-name="ce0"/>
          <table:table-cell table:style-name="ce0"/>
          <table:table-cell table:style-name="ce0" office:value-type="string">
            <text:p>\C[6]You may have figured it out by now—the urge
that she felt to urinate was four times as
great as that felt by an ordinary person.</text:p>
          </table:table-cell>
          <table:table-cell table:number-columns-repeated="1020"/>
        </table:table-row>
        <table:table-row>
          <table:table-cell table:style-name="ce0" office:value-type="string">
            <text:p>\C[6]膀胱を大きく膨らませ、その形を視認させる
ほどに溜まった尿。</text:p>
          </table:table-cell>
          <table:table-cell table:style-name="ce0"/>
          <table:table-cell table:style-name="ce0"/>
          <table:table-cell table:style-name="ce0" office:value-type="string">
            <text:p>\C[6]Her bladder had accumulated urine and
swollen to the point that its shape
was visible.</text:p>
          </table:table-cell>
          <table:table-cell table:number-columns-repeated="1020"/>
        </table:table-row>
        <table:table-row>
          <table:table-cell table:style-name="ce0" office:value-type="string">
            <text:p>\C[6]それは例え肉体が1つしかない普通の女性で
あっても、人目を気にする余裕もなく全力で
トイレへ駆け込むレベルの尿意である。</text:p>
          </table:table-cell>
          <table:table-cell table:style-name="ce0"/>
          <table:table-cell table:style-name="ce0"/>
          <table:table-cell table:style-name="ce0" office:value-type="string">
            <text:p>\C[6]With this amount of urine, even an ordinary
woman with only one body would be rushing
to the bathroom without the time to
care what onlookers might think.</text:p>
          </table:table-cell>
          <table:table-cell table:number-columns-repeated="1020"/>
        </table:table-row>
        <table:table-row>
          <table:table-cell table:style-name="ce0" office:value-type="string">
            <text:p>\C[6]ましてや、この死神少女はこれまでおしっこを
我慢し、その尿意に身もだえする経験など
一度たりとも無かったのである。</text:p>
          </table:table-cell>
          <table:table-cell table:style-name="ce0"/>
          <table:table-cell table:style-name="ce0"/>
          <table:table-cell table:style-name="ce0" office:value-type="string">
            <text:p>\C[6]In addition, this Shinigami had never once
experienced the sensation of holding
back her urge to urinate.</text:p>
          </table:table-cell>
          <table:table-cell table:number-columns-repeated="1020"/>
        </table:table-row>
        <table:table-row>
          <table:table-cell table:style-name="ce0" office:value-type="string">
            <text:p>\C[6]どんな時でも無表情で渡り歩いてきた彼女が
ここまであからさまに苦悶の表情を浮かべて
体を揺らしている事実について、この膨大な
尿意は十分な理由として成り立つのだ。</text:p>
          </table:table-cell>
          <table:table-cell table:style-name="ce0"/>
          <table:table-cell table:style-name="ce0"/>
          <table:table-cell table:style-name="ce0" office:value-type="string">
            <text:p>\C[6]This tremendous desperation was reason
enough to bring contort this vagabond's
blank face into an expression of anguish
as she violently shivered.</text:p>
          </table:table-cell>
          <table:table-cell table:number-columns-repeated="1020"/>
        </table:table-row>
        <table:table-row>
          <table:table-cell table:style-name="ce0" office:value-type="string">
            <text:p>増援1
「気をつけろ・・・！　勇んで飛び掛かった奴らが
　ことごとく一瞬で返り討ちにあっている！」</text:p>
          </table:table-cell>
          <table:table-cell table:style-name="ce0"/>
          <table:table-cell table:style-name="ce0"/>
          <table:table-cell table:style-name="ce0" office:value-type="string">
            <text:p>Reinforcement 1
“Be on your guard...! She was able to
turn every single one of our attacks
back on us!”</text:p>
          </table:table-cell>
          <table:table-cell table:number-columns-repeated="1020"/>
        </table:table-row>
        <table:table-row>
          <table:table-cell table:style-name="ce0" office:value-type="string">
            <text:p>増援1
「慎重に様子を伺え！　予備動作を見逃すな！」</text:p>
          </table:table-cell>
          <table:table-cell table:style-name="ce0"/>
          <table:table-cell table:style-name="ce0"/>
          <table:table-cell table:style-name="ce0" office:value-type="string">
            <text:p>Reinforcement 1
“Observe her carefully! Don't miss a
single movement!”</text:p>
          </table:table-cell>
          <table:table-cell table:number-columns-repeated="1020"/>
        </table:table-row>
        <table:table-row>
          <table:table-cell table:style-name="ce0" office:value-type="string">
            <text:p>（もじもじ・・・すりすり・・・もじもじ・・・）</text:p>
          </table:table-cell>
          <table:table-cell table:style-name="ce0"/>
          <table:table-cell table:style-name="ce0" office:value-type="string">
            <text:p>Shinigami</text:p>
          </table:table-cell>
          <table:table-cell table:style-name="ce0" office:value-type="string">
            <text:p>*fidget* *fidget*... *rub* *rub*...
*fidget* *fidget*...</text:p>
          </table:table-cell>
          <table:table-cell table:number-columns-repeated="1020"/>
        </table:table-row>
        <table:table-row>
          <table:table-cell table:style-name="ce0" office:value-type="string">
            <text:p>\C[6]もはやじっとしていられず、スカートの裾を
握りしめて落ち着き無く体を前後させる少女。</text:p>
          </table:table-cell>
          <table:table-cell table:style-name="ce0"/>
          <table:table-cell table:style-name="ce0" office:value-type="string">
            <text:p>System</text:p>
          </table:table-cell>
          <table:table-cell table:style-name="ce0" office:value-type="string">
            <text:p>\C[6]The girl could no longer sit still, and
was restlessly swaying her body back and
forth as she clutched at the hem of
her dress.</text:p>
          </table:table-cell>
          <table:table-cell table:number-columns-repeated="1020"/>
        </table:table-row>
        <table:table-row>
          <table:table-cell table:style-name="ce0" office:value-type="string">
            <text:p>\C[6]それを見た死神たちが構え直す。</text:p>
          </table:table-cell>
          <table:table-cell table:style-name="ce0"/>
          <table:table-cell table:style-name="ce0"/>
          <table:table-cell table:style-name="ce0" office:value-type="string">
            <text:p>\C[6]Seeing this, the Shinigami were on edge.</text:p>
          </table:table-cell>
          <table:table-cell table:number-columns-repeated="1020"/>
        </table:table-row>
        <table:table-row>
          <table:table-cell table:style-name="ce0" office:value-type="string">
            <text:p>増援2
「なんだ・・・あの動きは？」</text:p>
          </table:table-cell>
          <table:table-cell table:style-name="ce0"/>
          <table:table-cell table:style-name="ce0"/>
          <table:table-cell table:style-name="ce0" office:value-type="string">
            <text:p>Reinforcement 2
“What... what are those movements?”</text:p>
          </table:table-cell>
          <table:table-cell table:number-columns-repeated="1020"/>
        </table:table-row>
        <table:table-row>
          <table:table-cell table:style-name="ce0" office:value-type="string">
            <text:p>増援3
「武器でも隠し持っているのかも・・・」</text:p>
          </table:table-cell>
          <table:table-cell table:style-name="ce0"/>
          <table:table-cell table:style-name="ce0"/>
          <table:table-cell table:style-name="ce0" office:value-type="string">
            <text:p>Reinforcement 3
“She could be hiding a weapon...”</text:p>
          </table:table-cell>
          <table:table-cell table:number-columns-repeated="1020"/>
        </table:table-row>
        <table:table-row>
          <table:table-cell table:style-name="ce0" office:value-type="string">
            <text:p>増援4
「スカートの中か！？　みんな警戒しろ！」</text:p>
          </table:table-cell>
          <table:table-cell table:style-name="ce0"/>
          <table:table-cell table:style-name="ce0"/>
          <table:table-cell table:style-name="ce0" office:value-type="string">
            <text:p>Reinforcement 4
“Under her dress?! Everyone, stay alert!”</text:p>
          </table:table-cell>
          <table:table-cell table:number-columns-repeated="1020"/>
        </table:table-row>
        <table:table-row>
          <table:table-cell table:style-name="ce0" office:value-type="string">
            <text:p>\C[6]一同が少女の下半身に注目する。</text:p>
          </table:table-cell>
          <table:table-cell table:style-name="ce0"/>
          <table:table-cell table:style-name="ce0" office:value-type="string">
            <text:p>System</text:p>
          </table:table-cell>
          <table:table-cell table:style-name="ce0" office:value-type="string">
            <text:p>\C[6]All at once, they focused on the girl's
lower half.</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
・・・・・・・・・・・・・・・・・・・・・・・・・・・・・・・・・・/////</text:p>
          </table:table-cell>
          <table:table-cell table:style-name="ce0"/>
          <table:table-cell table:style-name="ce0"/>
          <table:table-cell table:style-name="ce0" office:value-type="string">
            <text:p>......................................................
............................................. /////</text:p>
          </table:table-cell>
          <table:table-cell table:number-columns-repeated="1020"/>
        </table:table-row>
        <table:table-row>
          <table:table-cell table:style-name="ce0" office:value-type="string">
            <text:p>\C[6]普段なら他人の視線などどこ吹く風、極端な
話、服の裾がまくれてお尻が丸見えになった
ところで、まったく動じない彼女である。</text:p>
          </table:table-cell>
          <table:table-cell table:style-name="ce0"/>
          <table:table-cell table:style-name="ce0" office:value-type="string">
            <text:p>System</text:p>
          </table:table-cell>
          <table:table-cell table:style-name="ce0" office:value-type="string">
            <text:p>\C[6]Normally, she would not be concerned for the
gazes of others, to the point of being unfazed
that her dress was rolled up and revealing
her bare bottom.</text:p>
          </table:table-cell>
          <table:table-cell table:number-columns-repeated="1020"/>
        </table:table-row>
        <table:table-row>
          <table:table-cell table:style-name="ce0" office:value-type="string">
            <text:p>\C[6]しかし、この場にいる死神すべての視線の矢が、
おしっこがしたくてたまらない股間へと突き
刺さっているのだ。</text:p>
          </table:table-cell>
          <table:table-cell table:style-name="ce0"/>
          <table:table-cell table:style-name="ce0"/>
          <table:table-cell table:style-name="ce0" office:value-type="string">
            <text:p>\C[6]But the stares of all the Shinigami around
her were stabbing into her crotch, which
was dying to expel her pee.</text:p>
          </table:table-cell>
          <table:table-cell table:number-columns-repeated="1020"/>
        </table:table-row>
        <table:table-row>
          <table:table-cell table:style-name="ce0" office:value-type="string">
            <text:p>\C[6]まるでお腹の中で大きく膨らんでパンパンに
なった膀胱を透視されているかのような感覚に
陥り、経験したことのない羞恥が少女の頬を
一気に紅潮させた。</text:p>
          </table:table-cell>
          <table:table-cell table:style-name="ce0"/>
          <table:table-cell table:style-name="ce0"/>
          <table:table-cell table:style-name="ce0" office:value-type="string">
            <text:p>\C[6]It was as if she felt those glares were
seeing right through her belly and piercing
her swollen bladder, and a shame she had never
felt before brought a blush to her face.</text:p>
          </table:table-cell>
          <table:table-cell table:number-columns-repeated="1020"/>
        </table:table-row>
        <table:table-row>
          <table:table-cell table:style-name="ce0" office:value-type="string">
            <text:p>\C[6]そして同時に、他人に尿意を悟られることへの
恐れと恥ずかしさを生まれて初めて味わい、
止むことなくすり合わせていたふとももの動きを
ぐっとこらえ、無理やり停止させる。</text:p>
          </table:table-cell>
          <table:table-cell table:style-name="ce0"/>
          <table:table-cell table:style-name="ce0"/>
          <table:table-cell table:style-name="ce0" office:value-type="string">
            <text:p>\C[6]At the same time, for the first time in her
life, she felt fear and embarrassment that
her desperation might be made known, and
she forced her restless thighs still.</text:p>
          </table:table-cell>
          <table:table-cell table:number-columns-repeated="1020"/>
        </table:table-row>
        <table:table-row>
          <table:table-cell table:style-name="ce0" office:value-type="string">
            <text:p>・・・・・・・うぅ・・・・・・・・・・・・・・・・・・・・・・・</text:p>
          </table:table-cell>
          <table:table-cell table:style-name="ce0"/>
          <table:table-cell table:style-name="ce0" office:value-type="string">
            <text:p>Shinigami</text:p>
          </table:table-cell>
          <table:table-cell table:style-name="ce0" office:value-type="string">
            <text:p>.........Ooh...................................</text:p>
          </table:table-cell>
          <table:table-cell table:number-columns-repeated="1020"/>
        </table:table-row>
        <table:table-row>
          <table:table-cell table:style-name="ce0" office:value-type="string">
            <text:p>\C[6]相変わらず両手はスカートの裾を握ったままで
あったが、おしっこの出口となる下腹部と、
そこに直結する両脚への視線は耐えられ
なかったのだ。</text:p>
          </table:table-cell>
          <table:table-cell table:style-name="ce0"/>
          <table:table-cell table:style-name="ce0"/>
          <table:table-cell table:style-name="ce0" office:value-type="string">
            <text:p>\C[6]Her hands were still gripping the hem of her
dress, but she couldn't bear to look down
at her lower half, which served as the
outlet for her pee, nor at her legs.</text:p>
          </table:table-cell>
          <table:table-cell table:number-columns-repeated="1020"/>
        </table:table-row>
        <table:table-row>
          <table:table-cell table:style-name="ce0" office:value-type="string">
            <text:p>\C[6]動きを止めたことで、尿意の波をごまかすことが
しにくくなった彼女は、一刻も早くこの場をかい
くぐり、邪魔されずに放尿できる場所を見つけ
なければならない。</text:p>
          </table:table-cell>
          <table:table-cell table:style-name="ce0"/>
          <table:table-cell table:style-name="ce0"/>
          <table:table-cell table:style-name="ce0" office:value-type="string">
            <text:p>\C[6]Stopping her movements made it harder to
ignore the waves of urine, so she would have
to duck out of the way as soon as possible
and find a place to urinate undisturbed.</text:p>
          </table:table-cell>
          <table:table-cell table:number-columns-repeated="1020"/>
        </table:table-row>
        <table:table-row>
          <table:table-cell table:style-name="ce0" office:value-type="string">
            <text:p>\C[6]だがそのためには、壁となっているこれら大勢の
死神を全員倒す必要がある。</text:p>
          </table:table-cell>
          <table:table-cell table:style-name="ce0"/>
          <table:table-cell table:style-name="ce0"/>
          <table:table-cell table:style-name="ce0" office:value-type="string">
            <text:p>\C[6]But in order to do that, she would have
to slay the Shinigami hoard which had formed
a wall around her.</text:p>
          </table:table-cell>
          <table:table-cell table:number-columns-repeated="1020"/>
        </table:table-row>
        <table:table-row>
          <table:table-cell table:style-name="ce0" office:value-type="string">
            <text:p>\C[6]こうしている間にも、刻一刻と膀胱は膨らみ
続け、それに伴い、括約筋に要求される力は
ぐんぐん増えていく一方だ。</text:p>
          </table:table-cell>
          <table:table-cell table:style-name="ce0"/>
          <table:table-cell table:style-name="ce0"/>
          <table:table-cell table:style-name="ce0" office:value-type="string">
            <text:p>\C[6]In the meantime, her bladder continued to swell
every second, and the force required on her
sphincter muscles was increasing rapidly
as a result.</text:p>
          </table:table-cell>
          <table:table-cell table:number-columns-repeated="1020"/>
        </table:table-row>
        <table:table-row>
          <table:table-cell table:style-name="ce0" office:value-type="string">
            <text:p>\C[6]あまり派手に動きたくはなかったが、彼女は
意を決し殲滅を試みる。</text:p>
          </table:table-cell>
          <table:table-cell table:style-name="ce0"/>
          <table:table-cell table:style-name="ce0"/>
          <table:table-cell table:style-name="ce0" office:value-type="string">
            <text:p>\C[6]She didn't want to move too dramatically, but
she decided to try and eradicate her foes.</text:p>
          </table:table-cell>
          <table:table-cell table:number-columns-repeated="1020"/>
        </table:table-row>
        <table:table-row>
          <table:table-cell table:style-name="ce0" office:value-type="string">
            <text:p>増援たち
「・・・がはっ！　な、なんだ・・・今の、動・・・き！」</text:p>
          </table:table-cell>
          <table:table-cell table:style-name="ce0"/>
          <table:table-cell table:style-name="ce0"/>
          <table:table-cell table:style-name="ce0" office:value-type="string">
            <text:p>Reinforcements
“...Gahah! Wh-What... those m... movements!”</text:p>
          </table:table-cell>
          <table:table-cell table:number-columns-repeated="1020"/>
        </table:table-row>
        <table:table-row>
          <table:table-cell table:style-name="ce0" office:value-type="string">
            <text:p>・・・・・・・ん・・・・・・・・・・・・・・・・・・・・・っ</text:p>
          </table:table-cell>
          <table:table-cell table:style-name="ce0"/>
          <table:table-cell table:style-name="ce0" office:value-type="string">
            <text:p>Shinigami</text:p>
          </table:table-cell>
          <table:table-cell table:style-name="ce0" office:value-type="string">
            <text:p>...........Ngh....................................</text:p>
          </table:table-cell>
          <table:table-cell table:number-columns-repeated="1020"/>
        </table:table-row>
        <table:table-row>
          <table:table-cell table:style-name="ce0" office:value-type="string">
            <text:p>（きゅうぅぅ・・・っ　くねくねくね・・・っ）</text:p>
          </table:table-cell>
          <table:table-cell table:style-name="ce0"/>
          <table:table-cell table:style-name="ce0"/>
          <table:table-cell table:style-name="ce0" office:value-type="string">
            <text:p>*squeeeeeeeeze*... *wriggle* *wriggle*
*wriggle*...</text:p>
          </table:table-cell>
          <table:table-cell table:number-columns-repeated="1020"/>
        </table:table-row>
        <table:table-row>
          <table:table-cell table:style-name="ce0" office:value-type="string">
            <text:p>\C[6]一介の死神から見れば、まだ人智を超えた
攻撃速度であったが、この時彼女は普段の
実力の半分も出せないほど、脚に力が入らなく
なっていることに気が付いた。</text:p>
          </table:table-cell>
          <table:table-cell table:style-name="ce0"/>
          <table:table-cell table:style-name="ce0" office:value-type="string">
            <text:p>System</text:p>
          </table:table-cell>
          <table:table-cell table:style-name="ce0" office:value-type="string">
            <text:p>\C[6]From the point of view of a single Shinigami,
her speed was still beyond all recognition,
but she realized that her legs were now
only half as powerful as usual.</text:p>
          </table:table-cell>
          <table:table-cell table:number-columns-repeated="1020"/>
        </table:table-row>
        <table:table-row>
          <table:table-cell table:style-name="ce0" office:value-type="string">
            <text:p>\C[6]そして同時に、次に攻撃を繰り出そうものなら、
自ら生み出した衝撃に耐え切れず、おしっこの
孔から少しばかり漏らしてしまう、いわゆる
“おちびり”の危機が差し迫っている事を悟った。</text:p>
          </table:table-cell>
          <table:table-cell table:style-name="ce0"/>
          <table:table-cell table:style-name="ce0"/>
          <table:table-cell table:style-name="ce0" office:value-type="string">
            <text:p>\C[6]At the same time, she knew that the next time
she tried to attack, she would not be able to
withstand the shock of her own movements and
her pee-hole would “leak” a little.</text:p>
          </table:table-cell>
          <table:table-cell table:number-columns-repeated="1020"/>
        </table:table-row>
        <table:table-row>
          <table:table-cell table:style-name="ce0" office:value-type="string">
            <text:p>\C[6]もはや時間との勝負でありながら、積極的な
攻撃に転じることも難しくなってきた今、改めて
少女は尿意に身を震わせる。</text:p>
          </table:table-cell>
          <table:table-cell table:style-name="ce0"/>
          <table:table-cell table:style-name="ce0"/>
          <table:table-cell table:style-name="ce0" office:value-type="string">
            <text:p>\C[6]Now that it was a race against time, and also
difficult to rely on aggressive attacks, the girl
once again shuddered at her urge to urinate.</text:p>
          </table:table-cell>
          <table:table-cell table:number-columns-repeated="1020"/>
        </table:table-row>
        <table:table-row>
          <table:table-cell table:style-name="ce0" office:value-type="string">
            <text:p>\C[6]一時は抑えていた、両脚の我慢動作。　しかし
どうにも耐えきれず、再びすりすりとふとももを
寄せ合わせ始めてしまう。</text:p>
          </table:table-cell>
          <table:table-cell table:style-name="ce0"/>
          <table:table-cell table:style-name="ce0"/>
          <table:table-cell table:style-name="ce0" office:value-type="string">
            <text:p>\C[6]Her legs, which had until now been held
still, began to once again grind against
each other at the thigh.</text:p>
          </table:table-cell>
          <table:table-cell table:number-columns-repeated="1020"/>
        </table:table-row>
        <table:table-row>
          <table:table-cell table:style-name="ce0" office:value-type="string">
            <text:p>\C[6]か細い腰を左右に細かく揺らし、かかとで
交互に地面を打ち、時にはつま先で地面を
ぐりぐりとえぐるように捻る。</text:p>
          </table:table-cell>
          <table:table-cell table:style-name="ce0"/>
          <table:table-cell table:style-name="ce0"/>
          <table:table-cell table:style-name="ce0" office:value-type="string">
            <text:p>\C[6]She wiggled her slender hips from side to
side, striking the ground with her heels
in turn, and occasionally twisting them
as if to gouge a hole in the ground.</text:p>
          </table:table-cell>
          <table:table-cell table:number-columns-repeated="1020"/>
        </table:table-row>
        <table:table-row>
          <table:table-cell table:style-name="ce0" office:value-type="string">
            <text:p>\C[6]誰がどう見ても、おしっこがしたくてしたくて
我慢できない女の子のしぐさ。</text:p>
          </table:table-cell>
          <table:table-cell table:style-name="ce0"/>
          <table:table-cell table:style-name="ce0"/>
          <table:table-cell table:style-name="ce0" office:value-type="string">
            <text:p>\C[6]The movements of a girl who, no matter how
you look at her, needs to pee and
can't bear it anymore.</text:p>
          </table:table-cell>
          <table:table-cell table:number-columns-repeated="1020"/>
        </table:table-row>
        <table:table-row>
          <table:table-cell table:style-name="ce0" office:value-type="string">
            <text:p>\C[6]ところが、今世紀最大の獲物を前に、かつて
ない緊張を強いられている周りの死神たちの
目には、これが戦いのリズムを刻んでいるように
映ったのだ。</text:p>
          </table:table-cell>
          <table:table-cell table:style-name="ce0"/>
          <table:table-cell table:style-name="ce0"/>
          <table:table-cell table:style-name="ce0" office:value-type="string">
            <text:p>\C[6]However, to the eyes of the Shinigami around
her who were under unprecedented tension in
the face of this legendary prey, they
seemed like the rhythm of the battle.</text:p>
          </table:table-cell>
          <table:table-cell table:number-columns-repeated="1020"/>
        </table:table-row>
        <table:table-row>
          <table:table-cell table:style-name="ce0" office:value-type="string">
            <text:p>\C[6]そう。　彼らにとっては、目の前の怪物が一瞬で
仲間数人をなぎ倒した後、今度は自分達に
向けて威嚇を行っているように感じたのである。</text:p>
          </table:table-cell>
          <table:table-cell table:style-name="ce0"/>
          <table:table-cell table:style-name="ce0"/>
          <table:table-cell table:style-name="ce0" office:value-type="string">
            <text:p>\C[6]Indeed. To them, the monster in front of them
had just knocked down some of their friends
in an instant, and was about to turn
to them, next.</text:p>
          </table:table-cell>
          <table:table-cell table:number-columns-repeated="1020"/>
        </table:table-row>
        <table:table-row>
          <table:table-cell table:style-name="ce0" office:value-type="string">
            <text:p>増援たち
「（くそ・・・っ！　へ、下手に動いたら・・・こっちが
　狩られる・・・っ！！）」</text:p>
          </table:table-cell>
          <table:table-cell table:style-name="ce0"/>
          <table:table-cell table:style-name="ce0"/>
          <table:table-cell table:style-name="ce0" office:value-type="string">
            <text:p>Reinforcements
“(Shit...! O-One wrong move and... we'll
become the prey...!!)”</text:p>
          </table:table-cell>
          <table:table-cell table:number-columns-repeated="1020"/>
        </table:table-row>
        <table:table-row>
          <table:table-cell table:style-name="ce0" office:value-type="string">
            <text:p>増援たち
「（やつが隙を見せるまで位置を保て！　決して
　こっちからは仕掛けるな！！）」</text:p>
          </table:table-cell>
          <table:table-cell table:style-name="ce0"/>
          <table:table-cell table:style-name="ce0"/>
          <table:table-cell table:style-name="ce0" office:value-type="string">
            <text:p>Reinforcements
“(Hold your positions until she shows an
opening! Nobody move a muscle!!)”</text:p>
          </table:table-cell>
          <table:table-cell table:number-columns-repeated="1020"/>
        </table:table-row>
        <table:table-row>
          <table:table-cell table:style-name="ce0" office:value-type="string">
            <text:p>\C[6]さて、死神少女が竜毒を摂取してから40分。
場はまさかのこう着状態である。</text:p>
          </table:table-cell>
          <table:table-cell table:style-name="ce0"/>
          <table:table-cell table:style-name="ce0"/>
          <table:table-cell table:style-name="ce0" office:value-type="string">
            <text:p>\C[6]At this point, it had been forty minutes
since the Shinigami girl had ingested the
Dragonsbane. The entire scene was
in a state of disarray.</text:p>
          </table:table-cell>
          <table:table-cell table:number-columns-repeated="1020"/>
        </table:table-row>
        <table:table-row>
          <table:table-cell table:style-name="ce0" office:value-type="string">
            <text:p>（もじもじ・・・っ　そわそわ・・・っ　くねくねくねくね
　・・・っ）</text:p>
          </table:table-cell>
          <table:table-cell table:style-name="ce0"/>
          <table:table-cell table:style-name="ce0" office:value-type="string">
            <text:p>Shinigami</text:p>
          </table:table-cell>
          <table:table-cell table:style-name="ce0" office:value-type="string">
            <text:p>*fidget* *fidget*... *rustle* *rustle*...
*wiggle* *wiggle* *wiggle*...</text:p>
          </table:table-cell>
          <table:table-cell table:number-columns-repeated="1020"/>
        </table:table-row>
        <table:table-row>
          <table:table-cell table:style-name="ce0" office:value-type="string">
            <text:p>・・・・・・・・うぅ・・・・・・・・・・・うぅ・・・・・・・・・・・・・・</text:p>
          </table:table-cell>
          <table:table-cell table:style-name="ce0"/>
          <table:table-cell table:style-name="ce0"/>
          <table:table-cell table:style-name="ce0" office:value-type="string">
            <text:p>..........Uuu.............. uuu................</text:p>
          </table:table-cell>
          <table:table-cell table:number-columns-repeated="1020"/>
        </table:table-row>
        <table:table-row>
          <table:table-cell table:style-name="ce0" office:value-type="string">
            <text:p>・・・・・・・お・・・・・・・・・・・・おしっこ・・・・・・・・・・っ</text:p>
          </table:table-cell>
          <table:table-cell table:style-name="ce0"/>
          <table:table-cell table:style-name="ce0"/>
          <table:table-cell table:style-name="ce0" office:value-type="string">
            <text:p>...........P.............. Pee...............</text:p>
          </table:table-cell>
          <table:table-cell table:number-columns-repeated="1020"/>
        </table:table-row>
        <table:table-row>
          <table:table-cell table:style-name="ce0" office:value-type="string">
            <text:p>\C[6]時間だけが経過していく中、急速に変化して
いるのは彼女の下腹部だけであった。</text:p>
          </table:table-cell>
          <table:table-cell table:style-name="ce0"/>
          <table:table-cell table:style-name="ce0" office:value-type="string">
            <text:p>System</text:p>
          </table:table-cell>
          <table:table-cell table:style-name="ce0" office:value-type="string">
            <text:p>\C[6]With the passage of time, the only rapid
change could be found inside her abdomen.</text:p>
          </table:table-cell>
          <table:table-cell table:number-columns-repeated="1020"/>
        </table:table-row>
        <table:table-row>
          <table:table-cell table:style-name="ce0" office:value-type="string">
            <text:p>\C[6]数十分前にはほとんど空っぽに近い状態だった
膀胱が、今や蛇口に縛り付けたまま無理に水を
注ぎ込み続けた水風船のように、大きく、丸く、
そして硬く、少女のお腹を押し広げていた。</text:p>
          </table:table-cell>
          <table:table-cell table:style-name="ce0"/>
          <table:table-cell table:style-name="ce0"/>
          <table:table-cell table:style-name="ce0" office:value-type="string">
            <text:p>\C[6]Her bladder, which was nearly empty only
minutes ago, was now puffed up like a
water balloon tied to a faucet, pushing
outwards on the girl's stomach.</text:p>
          </table:table-cell>
          <table:table-cell table:number-columns-repeated="1020"/>
        </table:table-row>
        <table:table-row>
          <table:table-cell table:style-name="ce0" office:value-type="string">
            <text:p>\C[6]さらに、見る者が見ればすぐに悟るほどに、
尿意を必死に我慢するしぐさを徐々に大胆に
していく死神の少女。</text:p>
          </table:table-cell>
          <table:table-cell table:style-name="ce0"/>
          <table:table-cell table:style-name="ce0"/>
          <table:table-cell table:style-name="ce0" office:value-type="string">
            <text:p>\C[6]On top of that, the Shinigami girl's predicament
was plain to see in her gestures as she tried
desperately to hold her urine in.</text:p>
          </table:table-cell>
          <table:table-cell table:number-columns-repeated="1020"/>
        </table:table-row>
        <table:table-row>
          <table:table-cell table:style-name="ce0" office:value-type="string">
            <text:p>\C[6]が、ここへ来てもなお、彼女は股間に手を
持っていくことだけはギリギリでこらえていた。</text:p>
          </table:table-cell>
          <table:table-cell table:style-name="ce0"/>
          <table:table-cell table:style-name="ce0"/>
          <table:table-cell table:style-name="ce0" office:value-type="string">
            <text:p>\C[6]But, having come this far, she was only just
about able to withstand the urge to hold her
hands between her legs.</text:p>
          </table:table-cell>
          <table:table-cell table:number-columns-repeated="1020"/>
        </table:table-row>
        <table:table-row>
          <table:table-cell table:style-name="ce0" office:value-type="string">
            <text:p>\C[6]手で股間を押さえる・・・すなわちそれは、
“今わたしがおしっこを出したくてたまらない
部分は、ココです”と周りに示すようなもの
である。</text:p>
          </table:table-cell>
          <table:table-cell table:style-name="ce0"/>
          <table:table-cell table:style-name="ce0"/>
          <table:table-cell table:style-name="ce0" office:value-type="string">
            <text:p>\C[6]Pressing down on her crotch... it would be like
broadcasting “look, this is the part of
my body that I'm desperately trying not
to let my pee out of”.</text:p>
          </table:table-cell>
          <table:table-cell table:number-columns-repeated="1020"/>
        </table:table-row>
        <table:table-row>
          <table:table-cell table:style-name="ce0" office:value-type="string">
            <text:p>\C[6]もしこの場から一瞬で死神たちが消え去った
ならば、少女はためらいなく即座に両手で股間
を握りしめ、出口に指を強く当てがい、壮絶な
我慢のしぐさを取るだろう。</text:p>
          </table:table-cell>
          <table:table-cell table:style-name="ce0"/>
          <table:table-cell table:style-name="ce0"/>
          <table:table-cell table:style-name="ce0" office:value-type="string">
            <text:p>\C[6]If the Shinigami disappeared right now,
she'd instantly clasp her crotch with
both hands, and press her fingers hard
against her outlet.</text:p>
          </table:table-cell>
          <table:table-cell table:number-columns-repeated="1020"/>
        </table:table-row>
        <table:table-row>
          <table:table-cell table:style-name="ce0" office:value-type="string">
            <text:p>\C[6]それをせずに、必死に出口の力だけで締め
付け、小さくステップを踏みながら我慢をして
いるのは、少女に先ほど芽生えたばかりの強い
羞恥心、年相応の恥じらいによるものだった。</text:p>
          </table:table-cell>
          <table:table-cell table:style-name="ce0"/>
          <table:table-cell table:style-name="ce0"/>
          <table:table-cell table:style-name="ce0" office:value-type="string">
            <text:p>\C[6]Instead, she was exercising her newfound sense
of shame, appropriate for her age, and
using only the strength of her muscles
while dancing about to stem the flow.</text:p>
          </table:table-cell>
          <table:table-cell table:number-columns-repeated="1020"/>
        </table:table-row>
        <table:table-row>
          <table:table-cell table:style-name="ce0" office:value-type="string">
            <text:p>\C[6]しかし、いくら恥ずかしいとは言え、もはや
尿意は想像を絶するほど強いものとなって
少女の孔をいじめ続けているのだ。</text:p>
          </table:table-cell>
          <table:table-cell table:style-name="ce0"/>
          <table:table-cell table:style-name="ce0"/>
          <table:table-cell table:style-name="ce0" office:value-type="string">
            <text:p>\C[6]However, no matter how embarrassing it might
have been, her unimaginable desperation
was incessantly tormenting the girl's pee-hole.</text:p>
          </table:table-cell>
          <table:table-cell table:number-columns-repeated="1020"/>
        </table:table-row>
        <table:table-row>
          <table:table-cell table:style-name="ce0" office:value-type="string">
            <text:p>\C[6]軽く踏んでいたステップは徐々に大きくなり、
細かく振っていたお尻も、やがて“ふりふり”から
“くねくね”と表現するにふさわしいほどに大胆に
なってきた。</text:p>
          </table:table-cell>
          <table:table-cell table:style-name="ce0"/>
          <table:table-cell table:style-name="ce0"/>
          <table:table-cell table:style-name="ce0" office:value-type="string">
            <text:p>\C[6]Her light steps gradually grew larger and
larger until her hips were not so
much finely swaying as they were
brazenly wiggling from side to side.</text:p>
          </table:table-cell>
          <table:table-cell table:number-columns-repeated="1020"/>
        </table:table-row>
        <table:table-row>
          <table:table-cell table:style-name="ce0" office:value-type="string">
            <text:p>\C[6]このままおしっこの孔だけの力で我慢し続ける
ことは、もうほとんど限界だった。</text:p>
          </table:table-cell>
          <table:table-cell table:style-name="ce0"/>
          <table:table-cell table:style-name="ce0"/>
          <table:table-cell table:style-name="ce0" office:value-type="string">
            <text:p>\C[6]At this rate, she would soon be unable to hold
her pee-hole closed with only her sphincter.</text:p>
          </table:table-cell>
          <table:table-cell table:number-columns-repeated="1020"/>
        </table:table-row>
        <table:table-row>
          <table:table-cell table:style-name="ce0" office:value-type="string">
            <text:p>・・・・・・ぁ・・・・ん・・・・・・・・・・・・・ぅぅ・・・・・・・っ</text:p>
          </table:table-cell>
          <table:table-cell table:style-name="ce0"/>
          <table:table-cell table:style-name="ce0" office:value-type="string">
            <text:p>Shinigami</text:p>
          </table:table-cell>
          <table:table-cell table:style-name="ce0" office:value-type="string">
            <text:p>......Ah.... nn................. uu............</text:p>
          </table:table-cell>
          <table:table-cell table:number-columns-repeated="1020"/>
        </table:table-row>
        <table:table-row>
          <table:table-cell table:style-name="ce0" office:value-type="string">
            <text:p>・・・・おしっこ・・・・・したい・・・・・・っ、　おしっこ
・・・・・・・・・・・・///////</text:p>
          </table:table-cell>
          <table:table-cell table:style-name="ce0"/>
          <table:table-cell table:style-name="ce0"/>
          <table:table-cell table:style-name="ce0" office:value-type="string">
            <text:p>....Gotta....... pee.................,
gotta.................... ///////</text:p>
          </table:table-cell>
          <table:table-cell table:number-columns-repeated="1020"/>
        </table:table-row>
        <table:table-row>
          <table:table-cell table:style-name="ce0" office:value-type="string">
            <text:p>\C[6]他の死神と比べても身体能力に絶大なアドバン
テージを持つ彼女であるが、これまでおしっこを
我慢する場面が皆無だったゆえに、括約筋の
強さにおいては並みの少女とほぼ変わらない。</text:p>
          </table:table-cell>
          <table:table-cell table:style-name="ce0"/>
          <table:table-cell table:style-name="ce0" office:value-type="string">
            <text:p>System</text:p>
          </table:table-cell>
          <table:table-cell table:style-name="ce0" office:value-type="string">
            <text:p>\C[6]She had a great physical advantage over the
other Shinigami, but in terms of her
pee-holding capabilities, she was scarcely
more capable than the average girl.</text:p>
          </table:table-cell>
          <table:table-cell table:number-columns-repeated="1020"/>
        </table:table-row>
        <table:table-row>
          <table:table-cell table:style-name="ce0" office:value-type="string">
            <text:p>\C[6]そんな彼女が、ほとんど利尿剤と言っても過言
ではない竜毒と、後先考えずに飲み干した大量
の紅茶により、濁流のごとく膀胱におしっこが
注ぎ込まれ続けているのである。</text:p>
          </table:table-cell>
          <table:table-cell table:style-name="ce0"/>
          <table:table-cell table:style-name="ce0"/>
          <table:table-cell table:style-name="ce0" office:value-type="string">
            <text:p>\C[6]With the effect of the Dragonsbane, which was
essentially a diuretic to her, plus all
the tea, it was as if a waterfall was
pouring into her bladder.</text:p>
          </table:table-cell>
          <table:table-cell table:number-columns-repeated="1020"/>
        </table:table-row>
        <table:table-row>
          <table:table-cell table:style-name="ce0" office:value-type="string">
            <text:p>\C[6]加えて、前述の理由により体感尿意は通常の
4倍。</text:p>
          </table:table-cell>
          <table:table-cell table:style-name="ce0"/>
          <table:table-cell table:style-name="ce0"/>
          <table:table-cell table:style-name="ce0" office:value-type="string">
            <text:p>\C[6]And, of course, the strength of the resulting
sensations was multiplied by four.</text:p>
          </table:table-cell>
          <table:table-cell table:number-columns-repeated="1020"/>
        </table:table-row>
        <table:table-row>
          <table:table-cell table:style-name="ce0" office:value-type="string">
            <text:p>\C[6]いかに少女が最強の名を冠する魔界の伝説的
存在であっても、全身全霊を込め、我慢に
我慢を重ねてもなお、どうにも耐えられない程の
尿意に襲われているのだ。</text:p>
          </table:table-cell>
          <table:table-cell table:style-name="ce0"/>
          <table:table-cell table:style-name="ce0"/>
          <table:table-cell table:style-name="ce0" office:value-type="string">
            <text:p>\C[6]Regardless of her status as a legend in the
demon world, she needed to put all of
her bodily strength into withstanding
the onslaught of desperation.</text:p>
          </table:table-cell>
          <table:table-cell table:number-columns-repeated="1020"/>
        </table:table-row>
        <table:table-row>
          <table:table-cell table:style-name="ce0" office:value-type="string">
            <text:p>\C[6]いよいよ少女の生まれたての羞恥心を、悪魔の
ような生理的欲求がねじ伏せ始めていた。</text:p>
          </table:table-cell>
          <table:table-cell table:style-name="ce0"/>
          <table:table-cell table:style-name="ce0"/>
          <table:table-cell table:style-name="ce0" office:value-type="string">
            <text:p>\C[6]At last, the girl's newborn sense of shame
was starting to be contorted by her
demonic physical needs.</text:p>
          </table:table-cell>
          <table:table-cell table:number-columns-repeated="1020"/>
        </table:table-row>
        <table:table-row>
          <table:table-cell table:style-name="ce0" office:value-type="string">
            <text:p>・・・・ふ・・・ぅ・・・・・・ぅん・・・・・・・・ぁぁ・・・・・・・っ</text:p>
          </table:table-cell>
          <table:table-cell table:style-name="ce0"/>
          <table:table-cell table:style-name="ce0" office:value-type="string">
            <text:p>Shinigami</text:p>
          </table:table-cell>
          <table:table-cell table:style-name="ce0" office:value-type="string">
            <text:p>....Fu... uu...... nnh.......... ahh.............</text:p>
          </table:table-cell>
          <table:table-cell table:number-columns-repeated="1020"/>
        </table:table-row>
        <table:table-row>
          <table:table-cell table:style-name="ce0" office:value-type="string">
            <text:p>・・・・・・・・・・・・・・・・も・・・・・・・・・・・・・・・・・・・・
・・・・・・・・もう・・・・・・・・・・・・・・・・・・・・・・・・・・・
・・・・・・・・・・・・・・・・・・・だめ・・・・・・・・・・・・・・っ</text:p>
          </table:table-cell>
          <table:table-cell table:style-name="ce0"/>
          <table:table-cell table:style-name="ce0"/>
          <table:table-cell table:style-name="ce0" office:value-type="string">
            <text:p>........................I........................
............can't................................
............................no...................</text:p>
          </table:table-cell>
          <table:table-cell table:number-columns-repeated="1020"/>
        </table:table-row>
        <table:table-row>
          <table:table-cell table:style-name="ce0" office:value-type="string">
            <text:p>\C[6]小さく小さく我慢の限界を口にした少女は、
必死にこらえ続けていた両手をついに股間へと
伸ばした。</text:p>
          </table:table-cell>
          <table:table-cell table:style-name="ce0"/>
          <table:table-cell table:style-name="ce0" office:value-type="string">
            <text:p>System</text:p>
          </table:table-cell>
          <table:table-cell table:style-name="ce0" office:value-type="string">
            <text:p>\C[6]The girl, letting out a tiny moan, finally
stretched her two hands down towards her
crotch.</text:p>
          </table:table-cell>
          <table:table-cell table:number-columns-repeated="1020"/>
        </table:table-row>
        <table:table-row>
          <table:table-cell table:style-name="ce0" office:value-type="string">
            <text:p>（ぎゅうううううぅぅぅぅぅっ！！！）</text:p>
          </table:table-cell>
          <table:table-cell table:style-name="ce0"/>
          <table:table-cell table:style-name="ce0" office:value-type="string">
            <text:p>Shinigami</text:p>
          </table:table-cell>
          <table:table-cell table:style-name="ce0" office:value-type="string">
            <text:p>*squeeeeeeeeeeeeeeeeeeeeeeeze*!!!</text:p>
          </table:table-cell>
          <table:table-cell table:number-columns-repeated="1020"/>
        </table:table-row>
        <table:table-row>
          <table:table-cell table:style-name="ce0" office:value-type="string">
            <text:p>\C[6]ついに、衝動を我慢できなくなって放尿口を
きつく押さえてしまった少女。</text:p>
          </table:table-cell>
          <table:table-cell table:style-name="ce0"/>
          <table:table-cell table:style-name="ce0" office:value-type="string">
            <text:p>System</text:p>
          </table:table-cell>
          <table:table-cell table:style-name="ce0" office:value-type="string">
            <text:p>\C[6]She could no longer resist her impulses,
pressing tightly down on her pee-hole.</text:p>
          </table:table-cell>
          <table:table-cell table:number-columns-repeated="1020"/>
        </table:table-row>
        <table:table-row>
          <table:table-cell table:style-name="ce0" office:value-type="string">
            <text:p>\C[6]せきを切った欲求はみるみるうちに彼女の頭を
おしっこの事でいっぱいにしてしまう。</text:p>
          </table:table-cell>
          <table:table-cell table:style-name="ce0"/>
          <table:table-cell table:style-name="ce0"/>
          <table:table-cell table:style-name="ce0" office:value-type="string">
            <text:p>\C[6]In a heartbeat, her stifling urges had filled
her head with thoughts of pee.</text:p>
          </table:table-cell>
          <table:table-cell table:number-columns-repeated="1020"/>
        </table:table-row>
        <table:table-row>
          <table:table-cell table:style-name="ce0" office:value-type="string">
            <text:p>\C[6]制御不能となった下半身は、まるで誘っている
かのように妖しくくねり、小さく引き締まった
お尻はくいっと後ろに突き出され、虚空に文字
でも書くかのように左右上下に揺れる。</text:p>
          </table:table-cell>
          <table:table-cell table:style-name="ce0"/>
          <table:table-cell table:style-name="ce0"/>
          <table:table-cell table:style-name="ce0" office:value-type="string">
            <text:p>\C[6]The lower half of her body was out of control,
writhing around seductively, her tight little
butt thrusting back and waving around as if
writing words in the air.</text:p>
          </table:table-cell>
          <table:table-cell table:number-columns-repeated="1020"/>
        </table:table-row>
        <table:table-row>
          <table:table-cell table:style-name="ce0" office:value-type="string">
            <text:p>\C[6]両手はスカートの上から股間の中心へ差し
込まれ、その先端では中指がおしっこの出口を
力いっぱいふさいでいた。</text:p>
          </table:table-cell>
          <table:table-cell table:style-name="ce0"/>
          <table:table-cell table:style-name="ce0"/>
          <table:table-cell table:style-name="ce0" office:value-type="string">
            <text:p>\C[6]Both of her hands were thrust up her dress,
the tip of her middle finger plugging up her
pee-hole with every ounce of strength she
could muster.</text:p>
          </table:table-cell>
          <table:table-cell table:number-columns-repeated="1020"/>
        </table:table-row>
        <table:table-row>
          <table:table-cell table:style-name="ce0" office:value-type="string">
            <text:p>\C[6]ふさがれた孔の向こう側、全力で締め付け
ている尿道の先には、少女がさっきからずっと
我慢し続けている大量のおしっこが、内側から
膀胱を全方向に押し広げ、暴れ狂っているのだ。</text:p>
          </table:table-cell>
          <table:table-cell table:style-name="ce0"/>
          <table:table-cell table:style-name="ce0"/>
          <table:table-cell table:style-name="ce0" office:value-type="string">
            <text:p>\C[6]Behind that finger, her urethra was tightened
with all its might, and the pee that had
been held inside the girl's bladder for
so long was pressing outwards fiercely.</text:p>
          </table:table-cell>
          <table:table-cell table:number-columns-repeated="1020"/>
        </table:table-row>
        <table:table-row>
          <table:table-cell table:style-name="ce0" office:value-type="string">
            <text:p>\C[6]想像を絶するほどの尿意。</text:p>
          </table:table-cell>
          <table:table-cell table:style-name="ce0"/>
          <table:table-cell table:style-name="ce0"/>
          <table:table-cell table:style-name="ce0" office:value-type="string">
            <text:p>\C[6]Her urge to pee was unfathomable.</text:p>
          </table:table-cell>
          <table:table-cell table:number-columns-repeated="1020"/>
        </table:table-row>
        <table:table-row>
          <table:table-cell table:style-name="ce0" office:value-type="string">
            <text:p>\C[6]あるいはもはや、尿意と呼ぶことさえ生ぬるい、
この拷問のような責め苦の前に、少女は自分が
どうしていいのか分からず、完全に混乱に
陥っていた。</text:p>
          </table:table-cell>
          <table:table-cell table:style-name="ce0"/>
          <table:table-cell table:style-name="ce0"/>
          <table:table-cell table:style-name="ce0" office:value-type="string">
            <text:p>\C[6]Maybe, at this point, it would be more fitting
to call this torture rather than mere
desperation, and the girl was in
a state of utter befuddlement.</text:p>
          </table:table-cell>
          <table:table-cell table:number-columns-repeated="1020"/>
        </table:table-row>
        <table:table-row>
          <table:table-cell table:style-name="ce0" office:value-type="string">
            <text:p>増援たち
「こ、これはどういうことだ・・・！？」</text:p>
          </table:table-cell>
          <table:table-cell table:style-name="ce0"/>
          <table:table-cell table:style-name="ce0"/>
          <table:table-cell table:style-name="ce0" office:value-type="string">
            <text:p>Reinforcements
“Wh-What's going on here...?!”</text:p>
          </table:table-cell>
          <table:table-cell table:number-columns-repeated="1020"/>
        </table:table-row>
        <table:table-row>
          <table:table-cell table:style-name="ce0" office:value-type="string">
            <text:p>増援たち
「急に苦しみ出したぞ！」</text:p>
          </table:table-cell>
          <table:table-cell table:style-name="ce0"/>
          <table:table-cell table:style-name="ce0"/>
          <table:table-cell table:style-name="ce0" office:value-type="string">
            <text:p>Reinforcements
“She's writhing around in pain, all of
a sudden!”</text:p>
          </table:table-cell>
          <table:table-cell table:number-columns-repeated="1020"/>
        </table:table-row>
        <table:table-row>
          <table:table-cell table:style-name="ce0" office:value-type="string">
            <text:p>\C[6]全身を冷や汗でびしょびしょにし、体を丸める
ように前かがみになったかと思えば、今度は
びくびくっと背を反らせて息を荒げる死神少女。</text:p>
          </table:table-cell>
          <table:table-cell table:style-name="ce0"/>
          <table:table-cell table:style-name="ce0" office:value-type="string">
            <text:p>System</text:p>
          </table:table-cell>
          <table:table-cell table:style-name="ce0" office:value-type="string">
            <text:p>\C[6]Her entire body was soaked in a cold sweat,
and she hunched forward, recoiling
anxiously while gasping for breath.</text:p>
          </table:table-cell>
          <table:table-cell table:number-columns-repeated="1020"/>
        </table:table-row>
        <table:table-row>
          <table:table-cell table:style-name="ce0" office:value-type="string">
            <text:p>\C[6]ここまで来れば疑う余地も無く、その場にいる
死神たち全員が同時に、彼女の身に異変が
起きていることを悟った。</text:p>
          </table:table-cell>
          <table:table-cell table:style-name="ce0"/>
          <table:table-cell table:style-name="ce0"/>
          <table:table-cell table:style-name="ce0" office:value-type="string">
            <text:p>\C[6]No doubt, all of the Shinigami present then
simultaneously realized that something
was happening to her body.</text:p>
          </table:table-cell>
          <table:table-cell table:number-columns-repeated="1020"/>
        </table:table-row>
        <table:table-row>
          <table:table-cell table:style-name="ce0" office:value-type="string">
            <text:p>\C[6]しかし、少し前まで神速で猛威をふるっていた
目の前の脅威が、まさか自らの尿意に耐えられ
なくなり七転八倒しているなどとは、想像すら
できなかったようである。</text:p>
          </table:table-cell>
          <table:table-cell table:style-name="ce0"/>
          <table:table-cell table:style-name="ce0"/>
          <table:table-cell table:style-name="ce0" office:value-type="string">
            <text:p>\C[6]But it was unimaginable that this demon, who
had only just been darting around with the
speed of a god, could be writhing around in
agony at the screams of her bladder.</text:p>
          </table:table-cell>
          <table:table-cell table:number-columns-repeated="1020"/>
        </table:table-row>
        <table:table-row>
          <table:table-cell table:style-name="ce0" office:value-type="string">
            <text:p>増援たち
「よく分からないが、きっと今になって竜毒が
　効いてきたに違いない！！」</text:p>
          </table:table-cell>
          <table:table-cell table:style-name="ce0"/>
          <table:table-cell table:style-name="ce0"/>
          <table:table-cell table:style-name="ce0" office:value-type="string">
            <text:p>Reinforcements
“I don't really get it, but it looks like that
Dragonsbane is finally workin' its stuff!!”</text:p>
          </table:table-cell>
          <table:table-cell table:number-columns-repeated="1020"/>
        </table:table-row>
        <table:table-row>
          <table:table-cell table:style-name="ce0" office:value-type="string">
            <text:p>増援たち
「そうか！　第二策が成功していたんだな！」</text:p>
          </table:table-cell>
          <table:table-cell table:style-name="ce0"/>
          <table:table-cell table:style-name="ce0"/>
          <table:table-cell table:style-name="ce0" office:value-type="string">
            <text:p>Reinforcements
“Really! I guess plan B was a success
after all!”</text:p>
          </table:table-cell>
          <table:table-cell table:number-columns-repeated="1020"/>
        </table:table-row>
        <table:table-row>
          <table:table-cell table:style-name="ce0" office:value-type="string">
            <text:p>増援たち
「行ける！　行けるぞ！！　今なら4体持ちに
　勝てる！！！」</text:p>
          </table:table-cell>
          <table:table-cell table:style-name="ce0"/>
          <table:table-cell table:style-name="ce0"/>
          <table:table-cell table:style-name="ce0" office:value-type="string">
            <text:p>Reinforcements
“This is it! This is it!! We can finally
beat the Quartet!!!”</text:p>
          </table:table-cell>
          <table:table-cell table:number-columns-repeated="1020"/>
        </table:table-row>
        <table:table-row>
          <table:table-cell table:style-name="ce0" office:value-type="string">
            <text:p>・・・・・・・・・・・ぁ・・・・・・・・・・・・うぅ・・・・・・・・・・っ</text:p>
          </table:table-cell>
          <table:table-cell table:style-name="ce0"/>
          <table:table-cell table:style-name="ce0" office:value-type="string">
            <text:p>Shinigami</text:p>
          </table:table-cell>
          <table:table-cell table:style-name="ce0" office:value-type="string">
            <text:p>...............Ah........... uuu..............</text:p>
          </table:table-cell>
          <table:table-cell table:number-columns-repeated="1020"/>
        </table:table-row>
        <table:table-row>
          <table:table-cell table:style-name="ce0" office:value-type="string">
            <text:p>\C[6]ほとんど限界に近い尿意をギリギリでこらえ
ながらも、周囲に滲み出てきた殺気を本能で
感じ取る少女。</text:p>
          </table:table-cell>
          <table:table-cell table:style-name="ce0"/>
          <table:table-cell table:style-name="ce0" office:value-type="string">
            <text:p>System</text:p>
          </table:table-cell>
          <table:table-cell table:style-name="ce0" office:value-type="string">
            <text:p>\C[6]The girl, barely able to withstand her
desperation, instinctively sensed the
blood-lust seeping into the air around her.</text:p>
          </table:table-cell>
          <table:table-cell table:number-columns-repeated="1020"/>
        </table:table-row>
        <table:table-row>
          <table:table-cell table:style-name="ce0" office:value-type="string">
            <text:p>\C[6]今の彼女にできることは、羞恥心を自ら
ねじ伏せ、その場で粗相し、垂れ流しのまま
反撃を試みるか、</text:p>
          </table:table-cell>
          <table:table-cell table:style-name="ce0"/>
          <table:table-cell table:style-name="ce0"/>
          <table:table-cell table:style-name="ce0" office:value-type="string">
            <text:p>\C[6]All she could do now was suck up her shame,
wet herself on the spot, and strike back
while soaked in her own urine, or...</text:p>
          </table:table-cell>
          <table:table-cell table:number-columns-repeated="1020"/>
        </table:table-row>
        <table:table-row>
          <table:table-cell table:style-name="ce0" office:value-type="string">
            <text:p>\C[6]一世一代の死力を尽くして尿道を締め付け、
敵を全滅した後に野ションに及ぶかの二択しか
無かった。</text:p>
          </table:table-cell>
          <table:table-cell table:style-name="ce0"/>
          <table:table-cell table:style-name="ce0"/>
          <table:table-cell table:style-name="ce0" office:value-type="string">
            <text:p>\C[6]Clamp her urethra shut with the fullest
extent of her strength, decimate her foes,
and relieve herself freely onto the ground.</text:p>
          </table:table-cell>
          <table:table-cell table:number-columns-repeated="1020"/>
        </table:table-row>
        <table:table-row>
          <table:table-cell table:style-name="ce0" office:value-type="string">
            <text:p>\C[6]だが、最後に攻撃を繰り出してから5分程度
しか経過していないものの、</text:p>
          </table:table-cell>
          <table:table-cell table:style-name="ce0"/>
          <table:table-cell table:style-name="ce0"/>
          <table:table-cell table:style-name="ce0" office:value-type="string">
            <text:p>\C[6]But even though only about five minutes had
passed since her previous attack, she could
now barely walk, let alone strike.</text:p>
          </table:table-cell>
          <table:table-cell table:number-columns-repeated="1020"/>
        </table:table-row>
        <table:table-row>
          <table:table-cell table:style-name="ce0" office:value-type="string">
            <text:p>\C[6]もはや攻撃はおろか、歩くことさえも危険な
状態となっている彼女は、当然、応戦する
だけの力など残されていない。</text:p>
          </table:table-cell>
          <table:table-cell table:style-name="ce0"/>
          <table:table-cell table:style-name="ce0"/>
          <table:table-cell table:style-name="ce0" office:value-type="string">
            <text:p>\C[6]Naturally, she didn't have the strength
left in her to fight back.</text:p>
          </table:table-cell>
          <table:table-cell table:number-columns-repeated="1020"/>
        </table:table-row>
        <table:table-row>
          <table:table-cell table:style-name="ce0" office:value-type="string">
            <text:p>\C[6]少女に残された道は、幼さの残る端麗な顔を
紅葉のように染めながら、あたり一面に大量の
尿をまき散らしつつ乱舞し、服を、脚を、そして
場の至る所を水浸しにすることだけだった。</text:p>
          </table:table-cell>
          <table:table-cell table:style-name="ce0"/>
          <table:table-cell table:style-name="ce0"/>
          <table:table-cell table:style-name="ce0" office:value-type="string">
            <text:p>\C[6]The only path left ahead of this girl—her lovely,
youthful face dyed the color of leaves in the
fall—was one drenched in urine, sprinkling
and dancing through the air...</text:p>
          </table:table-cell>
          <table:table-cell table:number-columns-repeated="1020"/>
        </table:table-row>
        <table:table-row>
          <table:table-cell table:style-name="ce0" office:value-type="string">
            <text:p>\C[6]だが、しかし。</text:p>
          </table:table-cell>
          <table:table-cell table:style-name="ce0"/>
          <table:table-cell table:style-name="ce0"/>
          <table:table-cell table:style-name="ce0" office:value-type="string">
            <text:p>\C[6]Soaking her clothes and legs, and ultimately
flooding the entire vicinity.

But, just then.</text:p>
          </table:table-cell>
          <table:table-cell table:number-columns-repeated="1020"/>
        </table:table-row>
        <table:table-row>
          <table:table-cell table:style-name="ce0" office:value-type="string">
            <text:p>\C[6]その災害的攻撃能力とは裏腹に純朴すぎる
内面を持つこの少女は、誰にも予想することの
できなかった驚くべき行動に出たのだ。</text:p>
          </table:table-cell>
          <table:table-cell table:style-name="ce0"/>
          <table:table-cell table:style-name="ce0"/>
          <table:table-cell table:style-name="ce0" office:value-type="string">
            <text:p>\C[6]Behind the girl's disastrous offensive
capabilities hid an innocent soul, and
she was about to behave in a way that
no one could have expected.</text:p>
          </table:table-cell>
          <table:table-cell table:number-columns-repeated="1020"/>
        </table:table-row>
        <table:table-row>
          <table:table-cell table:style-name="ce0" office:value-type="string">
            <text:p>増援たち
「全員一斉にかかれーーーーーッ！！！」</text:p>
          </table:table-cell>
          <table:table-cell table:style-name="ce0"/>
          <table:table-cell table:style-name="ce0"/>
          <table:table-cell table:style-name="ce0" office:value-type="string">
            <text:p>Reinforcements
“All hands, CHAAAAAAAAAARGE!!!”</text:p>
          </table:table-cell>
          <table:table-cell table:number-columns-repeated="1020"/>
        </table:table-row>
        <table:table-row>
          <table:table-cell table:style-name="ce0" office:value-type="string">
            <text:p>\C[6]それは、死神界最強に君臨する少女による、
おしっこタイムの懇願であった。</text:p>
          </table:table-cell>
          <table:table-cell table:style-name="ce0"/>
          <table:table-cell table:style-name="ce0" office:value-type="string">
            <text:p>System</text:p>
          </table:table-cell>
          <table:table-cell table:style-name="ce0" office:value-type="string">
            <text:p>\C[6]This girl, the mightiest Shinigami in the demon
world, was begging for a chance to pee.</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9+02:00</meta:creation-date>
    <dc:date>2020-09-06T21:22:39+02:00</dc:date>
    <dc:title>Untitled Spreadsheet</dc:title>
    <dc:description/>
    <dc:subject/>
    <meta:keyword/>
    <meta:user-defined meta:name="Company">Microsoft Corporation</meta:user-defined>
    <meta:user-defined meta:name="category"/>
  </office:meta>
</office:document-meta>
</file>